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2.9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50</dc:date>
    <meta:editing-duration>PT6H6M44S</meta:editing-duration>
    <meta:editing-cycles>15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0" meta:character-count="976" meta:non-whitespace-character-count="851"/>
  </office:meta>
</office:document-meta>
</file>